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75cm" fo:min-width="2.5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646cm" fo:min-width="2.396cm" fo:padding-top="0.177cm" fo:padding-bottom="0.177cm" fo:padding-left="0.302cm" fo:padding-right="0.302cm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896cm" fo:min-width="20.396cm" fo:padding-top="0.177cm" fo:padding-bottom="0.177cm" fo:padding-left="0.302cm" fo:padding-right="0.302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646cm" fo:min-width="6.396cm" fo:padding-top="0.177cm" fo:padding-bottom="0.177cm" fo:padding-left="0.302cm" fo:padding-right="0.302cm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646cm" fo:min-width="2.646cm" fo:padding-top="0.177cm" fo:padding-bottom="0.177cm" fo:padding-left="0.302cm" fo:padding-right="0.30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Latin Modern Roman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-color="#ffffff"/>
      <style:paragraph-properties fo:text-align="center"/>
      <style:text-properties style:font-name="Latin Modern Roman"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Latin Modern Roman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Latin Modern Roman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2cm" svg:x="3.4cm" svg:y="1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1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7.4cm" svg:y="1.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4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4.3cm">
          <text:p text:style-name="P3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7.4cm" svg:y="4.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7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7.3cm">
          <text:p text:style-name="P1"><text:span text:style-name="T1">Leid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7.4cm" svg:y="7.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10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10.3cm">
          <text:p text:style-name="P1"><text:span text:style-name="T1">Mayss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7.4cm" svg:y="10.3cm">
          <text:p text:style-name="P1"><text:span text:style-name="T1">Neyl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4.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5.4cm" svg:y="4.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7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7.3cm">
          <text:p text:style-name="P3"><text:span text:style-name="T1">Leid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5.4cm" svg:y="7.3cm">
          <text:p text:style-name="P3"><text:span text:style-name="T1">Roland</text:span></text:p>
          <text:p text:style-name="P3"><text:span text:style-name="T1">Davi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10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10.3cm">
          <text:p text:style-name="P1"><text:span text:style-name="T1">Fatih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5.4cm" svg:y="10.3cm">
          <text:p text:style-name="P1"><text:span text:style-name="T1">Naell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13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13.3cm">
          <text:p text:style-name="P1"><text:span text:style-name="T1">Djeneb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5.4cm" svg:y="13.3cm">
          <text:p text:style-name="P1"><text:span text:style-name="T1">Bless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4.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23.4cm" svg:y="4.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7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7.3cm">
          <text:p text:style-name="P1"><text:span text:style-name="T1">Ja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23.4cm" svg:y="7.3cm">
          <text:p text:style-name="P1"><text:span text:style-name="T1">Zakari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10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10.3cm">
          <text:p text:style-name="P1"><text:span text:style-name="T1">Melodi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23.4cm" svg:y="10.3cm">
          <text:p text:style-name="P1"><text:span text:style-name="T1">Yasmin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13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13.3cm">
          <text:p text:style-name="P1"><text:span text:style-name="T1">Hugu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23.4cm" svg:y="13.3cm">
          <text:p text:style-name="P1"><text:span text:style-name="T1">Yacin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13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cm" svg:height="2cm" svg:x="3.4cm" svg:y="13.3cm">
          <text:p text:style-name="P4"><text:span text:style-name="T2">Souleyman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7.4cm" svg:y="13.3cm">
          <text:p text:style-name="P1"><text:span text:style-name="T1">Kair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1cm" svg:height="1.25cm" svg:x="6.65cm" svg:y="18.55cm">
          <text:p text:style-name="P1"><text:span text:style-name="T1">TABLEAU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cm" svg:height="2cm" svg:x="15.4cm" svg:y="15.3cm">
          <text:p text:style-name="P1"><text:span text:style-name="T1">BUREAU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25cm" svg:height="2cm" svg:x="3.4cm" svg:y="16.3cm">
          <text:p text:style-name="P1"><text:span text:style-name="T1">ORD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0T10:52:46.596316515</meta:creation-date>
    <dc:date>2021-09-10T11:06:37.095348099</dc:date>
    <meta:editing-duration>PT2M</meta:editing-duration>
    <meta:editing-cycles>1</meta:editing-cycles>
    <meta:document-statistic meta:object-count="40"/>
    <meta:generator>LibreOffice/7.1.5.2$Linux_X86_64 LibreOffice_project/10$Build-2</meta:generator>
  </office:meta>
</office:document-meta>
</file>